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6.47058823529412" calcext:value-type="float">
            <text:p>6.4705882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11.7058823529412" calcext:value-type="float">
            <text:p>11.7058823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2.85294117647059" calcext:value-type="float">
            <text:p>2.852941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9.94117647058825" calcext:value-type="float">
            <text:p>9.941176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23.3823529411765" calcext:value-type="float">
            <text:p>23.3823529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26.1470588235294" calcext:value-type="float">
            <text:p>26.1470588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15.4705882352941" calcext:value-type="float">
            <text:p>15.4705882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22.4705882352941" calcext:value-type="float">
            <text:p>22.4705882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42.0588235294118" calcext:value-type="float">
            <text:p>42.0588235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39.0882352941177" calcext:value-type="float">
            <text:p>39.08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38.264705882353" calcext:value-type="float">
            <text:p>38.2647058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45.1764705882353" calcext:value-type="float">
            <text:p>45.1764705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61.2941176470588" calcext:value-type="float">
            <text:p>61.2941176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59.8529411764706" calcext:value-type="float">
            <text:p>59.8529411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62.7352941176471" calcext:value-type="float">
            <text:p>62.7352941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61.4117647058824" calcext:value-type="float">
            <text:p>61.4117647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90.0294117647058" calcext:value-type="float">
            <text:p>90.0294117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88.8823529411764" calcext:value-type="float">
            <text:p>88.8823529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90.9705882352941" calcext:value-type="float">
            <text:p>90.9705882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3.6764705882353" calcext:value-type="float">
            <text:p>93.6764705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1470588235294" calcext:value-type="float">
            <text:p>99.1470588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89.9411764705882" calcext:value-type="float">
            <text:p>89.9411764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99.2941176470588" calcext:value-type="float">
            <text:p>99.29411764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7.8529411764706" calcext:value-type="float">
            <text:p>97.8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99.764705882353" calcext:value-type="float">
            <text:p>99.76470588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99.7647058823529" calcext:value-type="float">
            <text:p>99.76470588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99.4117647058824" calcext:value-type="float">
            <text:p>99.41176470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8.9705882352941" calcext:value-type="float">
            <text:p>98.9705882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0:56:32.191973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0:56:58.777820297</dc:date>
    <meta:editing-duration>PT5M18S</meta:editing-duration>
    <meta:editing-cycles>5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7058823529412">
                <text:p>6.47058823529412</text:p>
              </table:table-cell>
              <table:table-cell office:value-type="float" office:value="11.7058823529412">
                <text:p>11.7058823529412</text:p>
              </table:table-cell>
              <table:table-cell office:value-type="float" office:value="2.85294117647059">
                <text:p>2.85294117647059</text:p>
              </table:table-cell>
              <table:table-cell office:value-type="float" office:value="9.94117647058825">
                <text:p>9.941176470588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3823529411765">
                <text:p>23.3823529411765</text:p>
              </table:table-cell>
              <table:table-cell office:value-type="float" office:value="26.1470588235294">
                <text:p>26.1470588235294</text:p>
              </table:table-cell>
              <table:table-cell office:value-type="float" office:value="15.4705882352941">
                <text:p>15.4705882352941</text:p>
              </table:table-cell>
              <table:table-cell office:value-type="float" office:value="22.4705882352941">
                <text:p>22.47058823529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.0588235294118">
                <text:p>42.0588235294118</text:p>
              </table:table-cell>
              <table:table-cell office:value-type="float" office:value="39.0882352941177">
                <text:p>39.0882352941177</text:p>
              </table:table-cell>
              <table:table-cell office:value-type="float" office:value="38.264705882353">
                <text:p>38.264705882353</text:p>
              </table:table-cell>
              <table:table-cell office:value-type="float" office:value="45.1764705882353">
                <text:p>45.1764705882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.2941176470588">
                <text:p>61.2941176470588</text:p>
              </table:table-cell>
              <table:table-cell office:value-type="float" office:value="59.8529411764706">
                <text:p>59.8529411764706</text:p>
              </table:table-cell>
              <table:table-cell office:value-type="float" office:value="62.7352941176471">
                <text:p>62.7352941176471</text:p>
              </table:table-cell>
              <table:table-cell office:value-type="float" office:value="61.4117647058824">
                <text:p>61.41176470588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0.0294117647058">
                <text:p>90.0294117647058</text:p>
              </table:table-cell>
              <table:table-cell office:value-type="float" office:value="88.8823529411764">
                <text:p>88.8823529411764</text:p>
              </table:table-cell>
              <table:table-cell office:value-type="float" office:value="90.9705882352941">
                <text:p>90.9705882352941</text:p>
              </table:table-cell>
              <table:table-cell office:value-type="float" office:value="93.6764705882353">
                <text:p>93.67647058823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.1470588235294">
                <text:p>99.1470588235294</text:p>
              </table:table-cell>
              <table:table-cell office:value-type="float" office:value="89.9411764705882">
                <text:p>89.9411764705882</text:p>
              </table:table-cell>
              <table:table-cell office:value-type="float" office:value="99.2941176470588">
                <text:p>99.2941176470588</text:p>
              </table:table-cell>
              <table:table-cell office:value-type="float" office:value="97.8529411764706">
                <text:p>97.85294117647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.764705882353">
                <text:p>99.764705882353</text:p>
              </table:table-cell>
              <table:table-cell office:value-type="float" office:value="99.7647058823529">
                <text:p>99.7647058823529</text:p>
              </table:table-cell>
              <table:table-cell office:value-type="float" office:value="99.4117647058824">
                <text:p>99.4117647058824</text:p>
              </table:table-cell>
              <table:table-cell office:value-type="float" office:value="98.9705882352941">
                <text:p>98.9705882352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594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7058823529412">
                <text:p>6.47058823529412</text:p>
              </table:table-cell>
              <table:table-cell office:value-type="float" office:value="11.7058823529412">
                <text:p>11.7058823529412</text:p>
              </table:table-cell>
              <table:table-cell office:value-type="float" office:value="2.85294117647059">
                <text:p>2.85294117647059</text:p>
              </table:table-cell>
              <table:table-cell office:value-type="float" office:value="1">
                <text:p>1</text:p>
              </table:table-cell>
              <table:table-cell office:value-type="float" office:value="9.94117647058825">
                <text:p>9.941176470588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3823529411765">
                <text:p>23.3823529411765</text:p>
              </table:table-cell>
              <table:table-cell office:value-type="float" office:value="26.1470588235294">
                <text:p>26.1470588235294</text:p>
              </table:table-cell>
              <table:table-cell office:value-type="float" office:value="15.4705882352941">
                <text:p>15.4705882352941</text:p>
              </table:table-cell>
              <table:table-cell office:value-type="float" office:value="2">
                <text:p>2</text:p>
              </table:table-cell>
              <table:table-cell office:value-type="float" office:value="22.4705882352941">
                <text:p>22.47058823529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.0588235294118">
                <text:p>42.0588235294118</text:p>
              </table:table-cell>
              <table:table-cell office:value-type="float" office:value="39.0882352941177">
                <text:p>39.0882352941177</text:p>
              </table:table-cell>
              <table:table-cell office:value-type="float" office:value="38.264705882353">
                <text:p>38.264705882353</text:p>
              </table:table-cell>
              <table:table-cell office:value-type="float" office:value="3">
                <text:p>3</text:p>
              </table:table-cell>
              <table:table-cell office:value-type="float" office:value="45.1764705882353">
                <text:p>45.1764705882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